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4.0104in"/>
    </style:style>
    <style:style style:name="Table1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76a21" officeooo:paragraph-rsid="00176a21"/>
    </style:style>
    <style:style style:name="P3" style:family="paragraph" style:parent-style-name="Standard">
      <style:text-properties officeooo:rsid="00176a21" officeooo:paragraph-rsid="00176a21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Table_20_Contents">
      <style:text-properties officeooo:rsid="00176a21" officeooo:paragraph-rsid="00176a21"/>
    </style:style>
    <style:style style:name="P6" style:family="paragraph" style:parent-style-name="Standard">
      <style:text-properties officeooo:rsid="00174f56" officeooo:paragraph-rsid="0018a0cc"/>
    </style:style>
    <style:style style:name="P7" style:family="paragraph" style:parent-style-name="Standard">
      <style:paragraph-properties fo:line-height="150%"/>
      <style:text-properties style:font-name="Ubuntu" fo:font-size="15pt" fo:font-weight="normal" officeooo:rsid="00176a21" officeooo:paragraph-rsid="00176a21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line-height="150%"/>
      <style:text-properties style:font-name="Ubuntu" fo:font-weight="bold" officeooo:rsid="00176a21" officeooo:paragraph-rsid="00176a21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officeooo:rsid="001c728c" officeooo:paragraph-rsid="001c728c"/>
    </style:style>
    <style:style style:name="P10" style:family="paragraph" style:parent-style-name="Standard">
      <style:paragraph-properties fo:line-height="150%"/>
      <style:text-properties officeooo:rsid="001c728c" officeooo:paragraph-rsid="001c728c"/>
    </style:style>
    <style:style style:name="P11" style:family="paragraph" style:parent-style-name="Table_20_Contents">
      <style:text-properties officeooo:rsid="001a210b" officeooo:paragraph-rsid="001a210b"/>
    </style:style>
    <style:style style:name="P12" style:family="paragraph" style:parent-style-name="Table_20_Contents">
      <style:text-properties officeooo:rsid="001c728c" officeooo:paragraph-rsid="001c728c"/>
    </style:style>
    <style:style style:name="P13" style:family="paragraph" style:parent-style-name="Table_20_Contents">
      <style:text-properties officeooo:rsid="001d2d25" officeooo:paragraph-rsid="001d2d25"/>
    </style:style>
    <style:style style:name="T1" style:family="text">
      <style:text-properties officeooo:rsid="00176a21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6a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weight="normal" style:font-weight-asian="normal" style:font-weight-complex="normal"/>
    </style:style>
    <style:style style:name="T7" style:family="text">
      <style:text-properties officeooo:rsid="001c728c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Task 7: Research Design and Sampling</text:p>
      <text:p text:style-name="P1"><text:span text:style-name="T1">March 23</text:span><text:span text:style-name="T2"> 2021</text:span></text:p>
      <text:p text:style-name="P4"/>
      <text:p text:style-name="P7">Proposed Topic</text:p>
      <text:p text:style-name="P6"><text:tab/>Optimal Learning Strategy for Learning Python: A Qualitative Study on the Optimal Learning Strategy for Python Learners.</text:p>
      <text:p text:style-name="P4"/>
      <text:list xml:id="list3558363548" text:style-name="L1">
        <text:list-item>
          <text:p text:style-name="P9"><text:span text:style-name="T5">Research Design</text:span>: Case Study</text:p>
        </text:list-item>
      </text:list>
      <text:p text:style-name="P10"><text:tab/><text:span text:style-name="T4">Justification</text:span>:</text:p>
      <text:p text:style-name="P10"><text:tab/>This study utilizes the qualitative type, since it is expected that we will</text:p>
      <text:list xml:id="list170631609362464" text:continue-numbering="true" text:style-name="L1">
        <text:list-item>
          <text:p text:style-name="P8">Population and Sampling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ize of the Population</text:p>
          </table:table-cell>
          <table:table-cell table:style-name="Table1.B1" office:value-type="string">
            <text:p text:style-name="P11">50 – 75</text:p>
          </table:table-cell>
        </table:table-row>
        <table:table-row>
          <table:table-cell table:style-name="Table1.A2" office:value-type="string">
            <text:p text:style-name="P5">The approach used to determine the sample size</text:p>
          </table:table-cell>
          <table:table-cell table:style-name="Table1.B2" office:value-type="string">
            <text:p text:style-name="P12">Universal Sampling</text:p>
          </table:table-cell>
        </table:table-row>
        <table:table-row>
          <table:table-cell table:style-name="Table1.A2" office:value-type="string">
            <text:p text:style-name="P5">Sample size for the study</text:p>
          </table:table-cell>
          <table:table-cell table:style-name="Table1.B5" office:value-type="string">
            <text:p text:style-name="P12">50 – 60</text:p>
          </table:table-cell>
        </table:table-row>
        <table:table-row>
          <table:table-cell table:style-name="Table1.A2" office:value-type="string">
            <text:p text:style-name="P5">Sampling procedures to be employed</text:p>
          </table:table-cell>
          <table:table-cell table:style-name="Table1.B5" office:value-type="string">
            <text:p text:style-name="P13">Universal Sampling</text:p>
            <text:p text:style-name="P13">Location: Around the Internet</text:p>
          </table:table-cell>
        </table:table-row>
        <table:table-row>
          <table:table-cell table:style-name="Table1.A2" office:value-type="string">
            <text:p text:style-name="P5">Respondent of the Study</text:p>
          </table:table-cell>
          <table:table-cell table:style-name="Table1.B5" office:value-type="string">
            <text:p text:style-name="P13">Well-known reliable Python developers in the interne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03:02.564585554</meta:creation-date>
    <dc:title>BAG</dc:title>
    <meta:editing-duration>PT26M24S</meta:editing-duration>
    <meta:editing-cycles>4</meta:editing-cycles>
    <meta:generator>LibreOffice/6.4.6.2$Linux_X86_64 LibreOffice_project/40$Build-2</meta:generator>
    <meta:initial-creator>Ahmad Badron</meta:initial-creator>
    <dc:date>2021-03-24T17:06:30.675763476</dc:date>
    <dc:creator>Ahmad Badron</dc:creator>
    <meta:document-statistic meta:table-count="1" meta:image-count="0" meta:object-count="0" meta:page-count="1" meta:paragraph-count="20" meta:word-count="101" meta:character-count="643" meta:non-whitespace-character-count="559"/>
    <meta:template xlink:type="simple" xlink:actuate="onRequest" xlink:title="BAG" xlink:href="../../../../../../../Templates/BAG.ott" meta:date="2021-03-23T17:02:59.918600905"/>
  </office:meta>
</office:document-meta>
</file>